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Standard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eleaseinfo">Version 1.0</text:p>
      <text:p text:style-name="Author">Autor Name (E-Mail-Adresse)</text:p>
      <text:p text:style-name="Copyright">Copyright-Zeile</text:p>
      <text:p text:style-name="Legalnotice">Das ist die Legalnotice: Er hörte leise Schritte hinter sich. Das bedeutete nichts Gutes. Wer würde ihm schon folgen, spät in der Nacht und dazu noch in dieser engen Gasse mitten im übel beleumundeten Hafenviertel?</text:p>
      <text:p text:style-name="Abstract">Das ist das Abstract: Er hörte leise Schritte hinter sich. Das bedeutete nichts Gutes. Wer würde ihm schon folgen, spät in der Nacht und dazu noch in dieser engen Gasse mitten im übel beleumundeten Hafenviertel?</text:p>
      <text:h text:style-name="Heading_20_1" text:outline-level="1">Überschrift 1</text:h>
      <text:p text:style-name="Standard">Das ist Standard Text: Er hörte leise Schritte hinter sich. Das bedeutete nichts Gutes. Wer würde ihm schon folgen, spät in der Nacht und dazu noch in dieser engen Gasse mitten im übel beleumundeten Hafenviertel?</text:p>
      <text:p text:style-name="Standard">Das ist Standard Text: Er hörte leise Schritte hinter sich. Das bedeutete nichts Gutes. Wer würde ihm schon folgen, spät in der Nacht und dazu noch in dieser engen Gasse mitten im übel beleumundeten Hafenviertel?</text:p>
      <text:p text:style-name="Quotations">Das ist ein einfaches Zitat. Es kann über mehrere Zeilen gehen.</text:p>
      <text:p text:style-name="Attribution">Der Coyote, ACME Ltd.</text:p>
      <text:h text:style-name="Heading_20_2" text:outline-level="2">Überschrift 2</text:h>
      <text:p text:style-name="Standard">Oder gehörten die Schritte hinter ihm zu einem der unzähligen Gesetzeshüter dieser Stadt, und die stählerne Acht um seine Handgelenke würde gleich zuschnappen?</text:p>
      <text:h text:style-name="Heading_20_3" text:outline-level="3">Überschrift 3</text:h>
      <text:p text:style-name="Standard">Oder gehörten die Schritte hinter ihm zu einem der unzähligen Gesetzeshüter dieser Stadt, und die stählerne Acht um seine Handgelenke würde gleich zuschnappen?</text:p>
      <text:h text:style-name="Heading_20_4" text:outline-level="4">Überschrift 4</text:h>
      <text:p text:style-name="Standard">Oder gehörten die Schritte hinter ihm zu einem der unzähligen Gesetzeshüter dieser Stadt, und die stählerne Acht um seine Handgelenke würde gleich zuschnappen?</text:p>
      <text:p text:style-name="Nopline"><text:soft-page-break/>Das ist eine nopline ohne Abstand zwischen den Absätzen.</text:p>
      <text:p text:style-name="Nopline">Das braucht man z.B. für Adressen</text:p>
      <text:p text:style-name="Nopline">oder andere Anwendungen.</text:p>
      <text:p text:style-name="Nopline"/>
      <text:p text:style-name="Indented">Eingerückter Text: Er hörte leise Schritte hinter sich. Das bedeutete nichts Gutes. Wer würde ihm schon folgen, spät in der Nacht und dazu noch in dieser engen Gasse mitten im übel beleumundeten Hafenviertel?</text:p>
      <text:p text:style-name="Question">Eine FAQ-Frage</text:p>
      <text:p text:style-name="Answer">Und eine FAQ-Antwort: Er hörte leise Schritte hinter sich. Das bedeutete nichts Gutes. Wer würde ihm schon folgen, spät in der Nacht und dazu noch in dieser engen Gasse mitten im übel beleumundeten Hafenviertel?</text:p>
      <text:p text:style-name="ProgramListing">Das ist ein Programmlisting:</text:p>
      <text:p text:style-name="ProgramListing"><text:s text:c="6"/>ABC</text:p>
      <text:p text:style-name="ProgramListing"><text:s text:c="6"/>DEF</text:p>
      <text:p text:style-name="ProgramListing"><text:s text:c="11"/>Programm</text:p>
      <text:p text:style-name="ProgramListing"><text:s text:c="6"/>123</text:p>
      <text:p text:style-name="ProgramListing"><text:s text:c="6"/>45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Standard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Bitstream Vera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cm" fo:margin-right="0cm" fo:margin-top="0.499cm" fo:margin-bottom="0.499cm" fo:text-indent="0cm" style:auto-text-indent="false" style:page-number="auto"/>
      <style:text-properties style:font-name="Bitstream Vera Sans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1cm" fo:margin-bottom="0.499cm" fo:keep-with-next="always"/>
      <style:text-properties fo:color="#000080"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cm" fo:margin-bottom="0.499cm"/>
      <style:text-properties fo:color="#000080" fo:font-size="18pt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weight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style:font-name="Bitstream Vera Sans1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2pt" style:font-name-asian="Bitstream Vera Sans Mono" style:font-size-asian="10pt" style:font-name-complex="Bitstream Vera Sans Mono" style:font-size-complex="10pt"/>
    </style:style>
    <style:style style:name="Attribution" style:family="paragraph" style:parent-style-name="Standard" style:next-style-name="Standard" style:master-page-name="">
      <style:paragraph-properties fo:margin-left="1cm" fo:margin-right="0cm" fo:text-align="end" style:justify-single-word="false" fo:text-indent="0cm" style:auto-text-indent="false" style:page-number="auto"/>
      <style:text-properties fo:font-style="normal" fo:font-weight="bold"/>
    </style:style>
    <style:style style:name="Nopline" style:family="paragraph" style:parent-style-name="Standard">
      <style:paragraph-properties fo:margin-top="0cm" fo:margin-bottom="0cm"/>
    </style:style>
    <style:style style:name="Indented" style:family="paragraph" style:parent-style-name="Standard" style:next-style-name="Standard">
      <style:paragraph-properties fo:margin-left="1cm" fo:margin-right="0cm" fo:text-indent="0cm" style:auto-text-indent="false"/>
      <style:text-properties style:font-name="Bitstream Vera Sans1" fo:font-weight="normal"/>
    </style:style>
    <style:style style:name="Answer" style:family="paragraph" style:parent-style-name="Standard" style:master-page-name="">
      <style:paragraph-properties style:page-number="auto"/>
    </style:style>
    <style:style style:name="Question" style:family="paragraph" style:parent-style-name="Standard" style:next-style-name="Answer" style:master-page-name="">
      <style:paragraph-properties style:page-number="auto"/>
      <style:text-properties fo:font-style="italic" fo:font-weight="bold"/>
    </style:style>
    <style:style style:name="ProgramListing" style:family="paragraph" style:parent-style-name="Preformatted_20_Text"/>
    <style:style style:name="Legalnotice" style:family="paragraph" style:parent-style-name="Standard" style:next-style-name="Standard" style:master-page-name="">
      <style:paragraph-properties style:page-number="auto"/>
      <style:text-properties fo:font-weight="bold"/>
    </style:style>
    <style:style style:name="Abstract" style:family="paragraph" style:parent-style-name="Standard" style:next-style-name="Standard">
      <style:text-properties fo:font-style="italic"/>
    </style:style>
    <style:style style:name="Copyright" style:family="paragraph" style:parent-style-name="Standard" style:next-style-name="Standard">
      <style:text-properties fo:font-weight="bold"/>
    </style:style>
    <style:style style:name="Author" style:family="paragraph" style:parent-style-name="Standard" style:next-style-name="Standard">
      <style:text-properties fo:font-weight="bold"/>
    </style:style>
    <style:style style:name="Releaseinfo" style:family="paragraph" style:parent-style-name="Standard" style:next-style-name="Standard"/>
    <style:style style:name="Quote" style:family="paragraph" style:parent-style-name="Standard" style:next-style-name="Attribution">
      <style:paragraph-properties fo:margin-left="1cm" fo:margin-right="0cm" fo:text-indent="0cm" style:auto-text-indent="false"/>
      <style:text-properties fo:font-style="italic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chael Kleinhenz</meta:initial-creator>
    <meta:creation-date>2003-12-06T20:16:47</meta:creation-date>
    <dc:creator>Michael Kleinhenz</dc:creator>
    <dc:date>2003-12-14T15:13:57</dc:date>
    <dc:language>de-DE</dc:language>
    <meta:editing-cycles>22</meta:editing-cycles>
    <meta:editing-duration>PT2H25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339" meta:character-count="2144"/>
  </office:meta>
</office:document-meta>
</file>